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B" style:family="table-column">
      <style:table-column-properties style:column-width="6.8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ce181e" fo:font-size="14pt" style:font-size-asian="14pt" style:font-size-complex="14pt"/>
    </style:style>
    <style:style style:name="P2" style:family="paragraph" style:parent-style-name="Standard">
      <style:text-properties fo:color="#ce181e" fo:font-size="14pt" officeooo:rsid="001527de" officeooo:paragraph-rsid="001527de" style:font-size-asian="14pt" style:font-size-complex="14pt"/>
    </style:style>
    <style:style style:name="P3" style:family="paragraph" style:parent-style-name="Standard">
      <style:text-properties fo:font-size="12pt" officeooo:rsid="0014242f" officeooo:paragraph-rsid="0014242f" style:font-size-asian="10.5pt" style:font-size-complex="12pt"/>
    </style:style>
    <style:style style:name="P4" style:family="paragraph" style:parent-style-name="Standard">
      <style:text-properties fo:font-size="12pt" fo:font-weight="bold" officeooo:rsid="000df43f" officeooo:paragraph-rsid="00463aae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officeooo:rsid="001527de" officeooo:paragraph-rsid="0015ec4e" style:font-size-asian="12pt" style:font-size-complex="12pt"/>
    </style:style>
    <style:style style:name="P6" style:family="paragraph" style:parent-style-name="Standard">
      <style:text-properties fo:color="#000000" fo:font-size="12pt" officeooo:rsid="001527de" officeooo:paragraph-rsid="001a77f3" style:font-size-asian="12pt" style:font-size-complex="12pt"/>
    </style:style>
    <style:style style:name="P7" style:family="paragraph" style:parent-style-name="Standard">
      <style:text-properties fo:color="#000000" fo:font-size="12pt" officeooo:rsid="001527de" officeooo:paragraph-rsid="0044dddd" style:font-size-asian="12pt" style:font-size-complex="12pt"/>
    </style:style>
    <style:style style:name="P8" style:family="paragraph" style:parent-style-name="Standard">
      <style:text-properties fo:color="#000000" fo:font-size="12pt" officeooo:rsid="001527de" officeooo:paragraph-rsid="0055803a" style:font-size-asian="12pt" style:font-size-complex="12pt"/>
    </style:style>
    <style:style style:name="P9" style:family="paragraph" style:parent-style-name="Standard">
      <style:text-properties fo:color="#000000" fo:font-size="12pt" officeooo:rsid="001527de" officeooo:paragraph-rsid="00a13e60" style:font-size-asian="12pt" style:font-size-complex="12pt"/>
    </style:style>
    <style:style style:name="P10" style:family="paragraph" style:parent-style-name="Standard">
      <style:text-properties fo:color="#000000" fo:font-size="12pt" officeooo:rsid="001527de" officeooo:paragraph-rsid="00a72417" style:font-size-asian="12pt" style:font-size-complex="12pt"/>
    </style:style>
    <style:style style:name="P11" style:family="paragraph" style:parent-style-name="Standard">
      <style:text-properties fo:color="#000000" fo:font-size="12pt" officeooo:rsid="006ff034" officeooo:paragraph-rsid="0044dddd" style:font-size-asian="12pt" style:font-size-complex="12pt"/>
    </style:style>
    <style:style style:name="P12" style:family="paragraph" style:parent-style-name="Standard">
      <style:text-properties fo:color="#000000" fo:font-size="12pt" officeooo:rsid="007653d4" officeooo:paragraph-rsid="007653d4" style:font-size-asian="12pt" style:font-size-complex="12pt"/>
    </style:style>
    <style:style style:name="P13" style:family="paragraph" style:parent-style-name="Standard">
      <style:text-properties fo:color="#000000" fo:font-size="12pt" officeooo:rsid="007653d4" officeooo:paragraph-rsid="0079be3d" style:font-size-asian="12pt" style:font-size-complex="12pt"/>
    </style:style>
    <style:style style:name="P14" style:family="paragraph" style:parent-style-name="Standard">
      <style:text-properties fo:color="#000000" fo:font-size="12pt" officeooo:rsid="007af93f" officeooo:paragraph-rsid="008e856a" style:font-size-asian="12pt" style:font-size-complex="12pt"/>
    </style:style>
    <style:style style:name="P15" style:family="paragraph" style:parent-style-name="Standard">
      <style:text-properties fo:color="#000000" fo:font-size="12pt" fo:font-weight="bold" officeooo:rsid="001527de" officeooo:paragraph-rsid="001a77f3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1527de" officeooo:paragraph-rsid="0030b4b9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bold" officeooo:rsid="001527de" officeooo:paragraph-rsid="003102da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bold" officeooo:rsid="001527de" officeooo:paragraph-rsid="0031a0d1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1527de" officeooo:paragraph-rsid="00a13e60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fo:font-weight="bold" officeooo:rsid="001527de" officeooo:paragraph-rsid="0017233a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fo:font-size="12pt" fo:font-weight="bold" officeooo:rsid="0071e5f6" officeooo:paragraph-rsid="0071e5f6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fo:font-size="12pt" fo:font-weight="normal" officeooo:rsid="002890ce" officeooo:paragraph-rsid="002890ce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style="italic" fo:font-weight="normal" officeooo:rsid="001527de" officeooo:paragraph-rsid="006bf27d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000000" fo:font-size="12pt" fo:font-style="italic" fo:font-weight="normal" officeooo:rsid="001527de" officeooo:paragraph-rsid="005f47bf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color="#000000" fo:font-size="12pt" fo:font-style="italic" fo:font-weight="normal" officeooo:rsid="001527de" officeooo:paragraph-rsid="007c4f29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color="#000000" fo:font-size="12pt" fo:font-style="italic" fo:font-weight="normal" officeooo:rsid="001527de" officeooo:paragraph-rsid="008e856a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color="#000000" fo:font-size="12pt" fo:font-style="italic" fo:font-weight="normal" officeooo:rsid="00852e05" officeooo:paragraph-rsid="008676b5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color="#000000" fo:font-size="12pt" fo:font-style="italic" fo:font-weight="normal" officeooo:rsid="00852e05" officeooo:paragraph-rsid="00879970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color="#000000" fo:font-size="12pt" fo:font-style="italic" fo:font-weight="normal" officeooo:rsid="008de191" officeooo:paragraph-rsid="008de19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color="#000000" fo:font-size="12pt" fo:font-style="italic" fo:font-weight="normal" officeooo:rsid="005a3514" officeooo:paragraph-rsid="0068adea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color="#000000" fo:font-size="12pt" fo:font-style="normal" fo:font-weight="normal" officeooo:rsid="008c3591" officeooo:paragraph-rsid="008c359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fo:font-size="12pt" style:text-underline-style="solid" style:text-underline-width="auto" style:text-underline-color="font-color" fo:font-weight="bold" officeooo:rsid="0071e5f6" officeooo:paragraph-rsid="0071e5f6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8pt" style:font-size-asian="18pt" style:font-size-complex="18pt"/>
    </style:style>
    <style:style style:name="P34" style:family="paragraph" style:parent-style-name="Table_20_Contents">
      <style:text-properties fo:font-size="12pt" officeooo:rsid="001c82db" officeooo:paragraph-rsid="001c82db" style:font-size-asian="12pt" style:font-size-complex="12pt"/>
    </style:style>
    <style:style style:name="P35" style:family="paragraph" style:parent-style-name="Table_20_Contents">
      <style:text-properties fo:font-size="12pt" officeooo:rsid="00209640" officeooo:paragraph-rsid="00209640" style:font-size-asian="12pt" style:font-size-complex="12pt"/>
    </style:style>
    <style:style style:name="P36" style:family="paragraph" style:parent-style-name="Table_20_Contents">
      <style:text-properties fo:font-size="12pt" officeooo:rsid="002f666b" officeooo:paragraph-rsid="002f666b" style:font-size-asian="12pt" style:font-size-complex="12pt"/>
    </style:style>
    <style:style style:name="P37" style:family="paragraph" style:parent-style-name="Table_20_Contents">
      <style:text-properties fo:font-size="12pt" officeooo:rsid="0030b4b9" officeooo:paragraph-rsid="0030b4b9" style:font-size-asian="12pt" style:font-size-complex="12pt"/>
    </style:style>
    <style:style style:name="P38" style:family="paragraph" style:parent-style-name="Table_20_Contents">
      <style:text-properties fo:font-size="12pt" officeooo:rsid="003102da" officeooo:paragraph-rsid="003102da" style:font-size-asian="12pt" style:font-size-complex="12pt"/>
    </style:style>
    <style:style style:name="P39" style:family="paragraph" style:parent-style-name="Table_20_Contents">
      <style:text-properties fo:font-size="12pt" officeooo:rsid="0031a0d1" officeooo:paragraph-rsid="0031a0d1" style:font-size-asian="12pt" style:font-size-complex="12pt"/>
    </style:style>
    <style:style style:name="P40" style:family="paragraph" style:parent-style-name="Table_20_Contents">
      <style:text-properties fo:font-size="12pt" officeooo:rsid="003e7784" officeooo:paragraph-rsid="003e7784" style:font-size-asian="12pt" style:font-size-complex="12pt"/>
    </style:style>
    <style:style style:name="P41" style:family="paragraph" style:parent-style-name="Table_20_Contents">
      <style:text-properties fo:font-size="12pt" fo:font-weight="bold" officeooo:rsid="003102da" officeooo:paragraph-rsid="003102da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fo:font-size="12pt" fo:font-weight="normal" officeooo:rsid="003102da" officeooo:paragraph-rsid="003102da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fo:color="#000000" fo:font-size="12pt" officeooo:rsid="001527de" officeooo:paragraph-rsid="0026f759" style:font-size-asian="12pt" style:font-size-complex="12pt"/>
    </style:style>
    <style:style style:name="P44" style:family="paragraph" style:parent-style-name="Table_20_Contents">
      <style:text-properties fo:color="#000000" fo:font-size="12pt" fo:font-style="italic" fo:font-weight="normal" officeooo:rsid="001c92a0" officeooo:paragraph-rsid="001e3f1f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Table_20_Contents">
      <style:text-properties fo:color="#000000" fo:font-size="12pt" fo:font-style="italic" fo:font-weight="normal" officeooo:rsid="001c92a0" officeooo:paragraph-rsid="00209640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able_20_Contents">
      <style:text-properties fo:color="#000000" fo:font-size="12pt" fo:font-style="italic" fo:font-weight="normal" officeooo:rsid="001c92a0" officeooo:paragraph-rsid="00241a7b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able_20_Contents">
      <style:text-properties fo:color="#000000" fo:font-size="12pt" fo:font-style="italic" fo:font-weight="normal" officeooo:rsid="001c92a0" officeooo:paragraph-rsid="0026f759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Table_20_Contents">
      <style:text-properties fo:color="#000000" fo:font-size="12pt" fo:font-weight="normal" officeooo:rsid="001c92a0" officeooo:paragraph-rsid="001c92a0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fo:color="#000000" fo:font-size="12pt" fo:font-weight="bold" officeooo:rsid="001e3f1f" officeooo:paragraph-rsid="002145bb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fo:color="#000000" fo:font-size="12pt" fo:font-weight="bold" officeooo:rsid="00209640" officeooo:paragraph-rsid="00237b1e" style:font-size-asian="12pt" style:font-weight-asian="bold" style:font-size-complex="12pt" style:font-weight-complex="bold"/>
    </style:style>
    <style:style style:name="P51" style:family="paragraph" style:parent-style-name="Table_20_Contents">
      <style:text-properties fo:color="#000000" fo:font-size="12pt" fo:font-weight="bold" officeooo:rsid="00241a7b" officeooo:paragraph-rsid="00280922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fo:font-size="12pt" fo:font-style="italic" style:text-underline-style="solid" style:text-underline-width="auto" style:text-underline-color="font-color" fo:font-weight="normal" officeooo:rsid="006ce816" officeooo:paragraph-rsid="006ce816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color="#000000" fo:font-size="12pt" fo:font-style="italic" style:text-underline-style="solid" style:text-underline-width="auto" style:text-underline-color="font-color" fo:font-weight="normal" officeooo:rsid="001527de" officeooo:paragraph-rsid="0048d2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color="#000000" fo:font-size="12pt" fo:font-style="italic" fo:font-weight="normal" officeooo:rsid="004f6db0" officeooo:paragraph-rsid="00b3b21f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color="#000000" fo:font-size="12pt" fo:font-style="italic" fo:font-weight="normal" officeooo:rsid="004f6db0" officeooo:paragraph-rsid="00c0291b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color="#000000" fo:font-size="12pt" fo:font-style="italic" fo:font-weight="normal" officeooo:rsid="004f6db0" officeooo:paragraph-rsid="00c25e8c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color="#000000" fo:font-size="12pt" fo:font-style="normal" style:text-underline-style="none" fo:font-weight="normal" officeooo:rsid="00b1877b" officeooo:paragraph-rsid="00b3b21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fo:font-size="12pt" fo:font-style="normal" fo:font-weight="normal" officeooo:rsid="00d59dbe" officeooo:paragraph-rsid="00db25d3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fo:font-size="12pt" officeooo:rsid="001527de" officeooo:paragraph-rsid="00a72417" style:font-size-asian="12pt" style:font-size-complex="12pt"/>
    </style:style>
    <style:style style:name="P60" style:family="paragraph" style:parent-style-name="Standard">
      <style:text-properties fo:color="#000000" fo:font-size="14pt" officeooo:rsid="00db4ebc" officeooo:paragraph-rsid="00db4ebc" style:font-size-asian="14pt" style:font-size-complex="14pt"/>
    </style:style>
    <style:style style:name="P61" style:family="paragraph" style:parent-style-name="Standard">
      <style:text-properties officeooo:rsid="000df43f" officeooo:paragraph-rsid="00e3e557"/>
    </style:style>
    <style:style style:name="P62" style:family="paragraph" style:parent-style-name="Standard">
      <style:text-properties officeooo:rsid="000df43f" officeooo:paragraph-rsid="00e5fdaf"/>
    </style:style>
    <style:style style:name="P63" style:family="paragraph" style:parent-style-name="Standard">
      <style:text-properties officeooo:rsid="000df43f" officeooo:paragraph-rsid="00e61cb6"/>
    </style:style>
    <style:style style:name="P64" style:family="paragraph" style:parent-style-name="Standard">
      <style:text-properties officeooo:rsid="000df43f" officeooo:paragraph-rsid="00e7967c"/>
    </style:style>
    <style:style style:name="P65" style:family="paragraph" style:parent-style-name="Standard">
      <style:text-properties officeooo:rsid="000df43f" officeooo:paragraph-rsid="00e9a505"/>
    </style:style>
    <style:style style:name="P66" style:family="paragraph" style:parent-style-name="Standard">
      <style:text-properties officeooo:rsid="000df43f" officeooo:paragraph-rsid="00f3e9ee"/>
    </style:style>
    <style:style style:name="P67" style:family="paragraph" style:parent-style-name="Standard">
      <style:text-properties officeooo:rsid="00f649b1" officeooo:paragraph-rsid="00f649b1"/>
    </style:style>
    <style:style style:name="P68" style:family="paragraph" style:parent-style-name="Standard">
      <style:text-properties officeooo:rsid="00f6aa09" officeooo:paragraph-rsid="00f6aa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bbaf" style:font-weight-asian="bold" style:font-weight-complex="bold"/>
    </style:style>
    <style:style style:name="T3" style:family="text">
      <style:text-properties fo:font-weight="bold" officeooo:rsid="005a3514" style:font-weight-asian="bold" style:font-weight-complex="bold"/>
    </style:style>
    <style:style style:name="T4" style:family="text">
      <style:text-properties fo:font-weight="bold" officeooo:rsid="005cd9bb" style:font-weight-asian="bold" style:font-weight-complex="bold"/>
    </style:style>
    <style:style style:name="T5" style:family="text">
      <style:text-properties fo:font-weight="bold" officeooo:rsid="001e3f1f" style:font-weight-asian="bold" style:font-weight-complex="bold"/>
    </style:style>
    <style:style style:name="T6" style:family="text">
      <style:text-properties fo:font-weight="bold" officeooo:rsid="00209640" style:font-weight-asian="bold" style:font-weight-complex="bold"/>
    </style:style>
    <style:style style:name="T7" style:family="text">
      <style:text-properties fo:font-weight="bold" officeooo:rsid="00241a7b" style:font-weight-asian="bold" style:font-weight-complex="bold"/>
    </style:style>
    <style:style style:name="T8" style:family="text">
      <style:text-properties fo:font-weight="bold" officeooo:rsid="000df43f" style:font-weight-asian="bold" style:font-weight-complex="bold"/>
    </style:style>
    <style:style style:name="T9" style:family="text">
      <style:text-properties fo:font-weight="bold" officeooo:rsid="00894852" style:font-weight-asian="bold" style:font-weight-complex="bold"/>
    </style:style>
    <style:style style:name="T10" style:family="text">
      <style:text-properties fo:font-weight="bold" officeooo:rsid="008e4062" style:font-weight-asian="bold" style:font-weight-complex="bold"/>
    </style:style>
    <style:style style:name="T11" style:family="text">
      <style:text-properties fo:font-weight="bold" officeooo:rsid="008fc668" style:font-weight-asian="bold" style:font-weight-complex="bold"/>
    </style:style>
    <style:style style:name="T12" style:family="text">
      <style:text-properties fo:font-weight="bold" officeooo:rsid="00ebde7a" style:font-weight-asian="bold" style:font-weight-complex="bold"/>
    </style:style>
    <style:style style:name="T13" style:family="text">
      <style:text-properties fo:font-weight="bold" officeooo:rsid="00edaf3b" style:font-weight-asian="bold" style:font-weight-complex="bold"/>
    </style:style>
    <style:style style:name="T14" style:family="text">
      <style:text-properties officeooo:rsid="001e3f1f"/>
    </style:style>
    <style:style style:name="T15" style:family="text">
      <style:text-properties officeooo:rsid="00209640"/>
    </style:style>
    <style:style style:name="T16" style:family="text">
      <style:text-properties officeooo:rsid="00241a7b"/>
    </style:style>
    <style:style style:name="T17" style:family="text">
      <style:text-properties officeooo:rsid="0026f759"/>
    </style:style>
    <style:style style:name="T18" style:family="text">
      <style:text-properties officeooo:rsid="002c754f"/>
    </style:style>
    <style:style style:name="T19" style:family="text">
      <style:text-properties officeooo:rsid="001527de"/>
    </style:style>
    <style:style style:name="T20" style:family="text">
      <style:text-properties officeooo:rsid="0050bbaf"/>
    </style:style>
    <style:style style:name="T21" style:family="text">
      <style:text-properties officeooo:rsid="0051a73d"/>
    </style:style>
    <style:style style:name="T22" style:family="text">
      <style:text-properties officeooo:rsid="005a3514"/>
    </style:style>
    <style:style style:name="T23" style:family="text">
      <style:text-properties officeooo:rsid="005cd9bb"/>
    </style:style>
    <style:style style:name="T24" style:family="text">
      <style:text-properties officeooo:rsid="0074a8fc"/>
    </style:style>
    <style:style style:name="T25" style:family="text">
      <style:text-properties officeooo:rsid="00784290"/>
    </style:style>
    <style:style style:name="T26" style:family="text">
      <style:text-properties officeooo:rsid="0079be3d"/>
    </style:style>
    <style:style style:name="T27" style:family="text">
      <style:text-properties officeooo:rsid="008a33d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8fc668"/>
    </style:style>
    <style:style style:name="T30" style:family="text">
      <style:text-properties officeooo:rsid="00923d8e"/>
    </style:style>
    <style:style style:name="T31" style:family="text">
      <style:text-properties officeooo:rsid="00979c6d"/>
    </style:style>
    <style:style style:name="T32" style:family="text">
      <style:text-properties officeooo:rsid="00991502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officeooo:rsid="0050bbaf" style:font-weight-asian="bold" style:font-weight-complex="bold"/>
    </style:style>
    <style:style style:name="T35" style:family="text">
      <style:text-properties style:text-underline-style="none" officeooo:rsid="00b1877b"/>
    </style:style>
    <style:style style:name="T36" style:family="text">
      <style:text-properties style:text-underline-style="none" officeooo:rsid="00c0291b"/>
    </style:style>
    <style:style style:name="T37" style:family="text">
      <style:text-properties style:text-underline-style="none" officeooo:rsid="00c25e8c"/>
    </style:style>
    <style:style style:name="T38" style:family="text">
      <style:text-properties style:text-underline-style="none" officeooo:rsid="00d5d39d"/>
    </style:style>
    <style:style style:name="T39" style:family="text">
      <style:text-properties officeooo:rsid="00b3b21f"/>
    </style:style>
    <style:style style:name="T40" style:family="text">
      <style:text-properties officeooo:rsid="00d59dbe"/>
    </style:style>
    <style:style style:name="T41" style:family="text">
      <style:text-properties fo:font-style="italic" fo:font-weight="bold" officeooo:rsid="00b748c5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50bbaf" style:font-style-asian="italic" style:font-weight-asian="bold" style:font-style-complex="italic" style:font-weight-complex="bold"/>
    </style:style>
    <style:style style:name="T43" style:family="text">
      <style:text-properties fo:font-style="italic" style:text-underline-style="none" officeooo:rsid="00b8f3cd" style:font-style-asian="italic" style:font-style-complex="italic"/>
    </style:style>
    <style:style style:name="T44" style:family="text">
      <style:text-properties fo:font-style="italic" style:text-underline-style="none" officeooo:rsid="00b1877b" style:font-style-asian="italic" style:font-style-complex="italic"/>
    </style:style>
    <style:style style:name="T45" style:family="text">
      <style:text-properties fo:font-style="italic" style:text-underline-style="none" officeooo:rsid="00b7f29d" style:font-style-asian="italic" style:font-style-complex="italic"/>
    </style:style>
    <style:style style:name="T46" style:family="text">
      <style:text-properties fo:font-style="italic" style:text-underline-style="none" officeooo:rsid="00be2aaf" style:font-style-asian="italic" style:font-style-complex="italic"/>
    </style:style>
    <style:style style:name="T47" style:family="text">
      <style:text-properties fo:font-style="italic" officeooo:rsid="0050bbaf" style:font-style-asian="italic" style:font-style-complex="italic"/>
    </style:style>
    <style:style style:name="T48" style:family="text">
      <style:text-properties officeooo:rsid="00e5fdaf"/>
    </style:style>
    <style:style style:name="T49" style:family="text">
      <style:text-properties officeooo:rsid="00ea4180"/>
    </style:style>
    <style:style style:name="T50" style:family="text">
      <style:text-properties officeooo:rsid="00ebde7a"/>
    </style:style>
    <style:style style:name="T51" style:family="text">
      <style:text-properties officeooo:rsid="00edaf3b"/>
    </style:style>
    <style:style style:name="T52" style:family="text">
      <style:text-properties officeooo:rsid="00ee85e1"/>
    </style:style>
    <style:style style:name="T53" style:family="text">
      <style:text-properties officeooo:rsid="00eebe26"/>
    </style:style>
    <style:style style:name="T54" style:family="text">
      <style:text-properties officeooo:rsid="00f0803f"/>
    </style:style>
    <style:style style:name="T55" style:family="text">
      <style:text-properties officeooo:rsid="00f3e9ee"/>
    </style:style>
    <style:style style:name="T56" style:family="text">
      <style:text-properties officeooo:rsid="00f4ba2d"/>
    </style:style>
    <style:style style:name="T57" style:family="text">
      <style:text-properties officeooo:rsid="00f5b4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ssignment 3: Uncertainty and Probability</text:p>
      <text:p text:style-name="P3">Name: Karu Skipper</text:p>
      <text:p text:style-name="P3">ID: 300417869</text:p>
      <text:p text:style-name="Standard"/>
      <text:p text:style-name="P1">Part 1: Reasoning Under Uncertainty Basics [10 marks]</text:p>
      <text:p text:style-name="P1"/>
      <text:p text:style-name="P20">Requirements:</text:p>
      <text:p text:style-name="P19">1.</text:p>
      <text:p text:style-name="P9">Create the full joint probability table of X and Y , i.e. the table containing the following four joint probabilities P(X = 0, Y = 0), P(X = 0, Y = 1), P(X = 1, Y = 0), P(X = 1, Y = 1). Also explain which probability rules you used.</text:p>
      <text:p text:style-name="P6"/>
      <text:p text:style-name="P15">The product rule: – P(A, B) = P(B) * P(A | B) = P(A) * P(B | A)</text:p>
      <text:p text:style-name="P22">We are trying to find the probabililty of P(X,Y) <text:span text:style-name="T18">and are</text:span> already given P(X) and P(Y|X). Therefore we can use these probabililties <text:span text:style-name="T24">and</text:span> the <text:span text:style-name="T1">product rule</text:span> to get our result.</text:p>
      <text:p text:style-name="P15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5">X</text:p>
          </table:table-cell>
          <table:table-cell table:style-name="Table1.A1" office:value-type="string">
            <text:p text:style-name="P35">Y</text:p>
          </table:table-cell>
          <table:table-cell table:style-name="Table1.C1" office:value-type="string">
            <text:p text:style-name="P34">P (X,Y)</text:p>
          </table:table-cell>
        </table:table-row>
        <table:table-row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C2" office:value-type="string">
            <text:p text:style-name="P49">0.090</text:p>
          </table:table-cell>
        </table:table-row>
        <table:table-row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1</text:p>
          </table:table-cell>
          <table:table-cell table:style-name="Table1.C2" office:value-type="string">
            <text:p text:style-name="P50">0.210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0</text:p>
          </table:table-cell>
          <table:table-cell table:style-name="Table1.C2" office:value-type="string">
            <text:p text:style-name="P51">0.560</text:p>
          </table:table-cell>
        </table:table-row>
        <table:table-row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C2" office:value-type="string">
            <text:p text:style-name="P51">0.140</text:p>
          </table:table-cell>
        </table:table-row>
      </table:table>
      <text:p text:style-name="P48"/>
      <text:p text:style-name="P44">P(X = 0,Y = 0) = P(<text:span text:style-name="T21">X = 0</text:span>) * P(<text:span text:style-name="T21">Y = 0 </text:span>| <text:span text:style-name="T21">X = 0</text:span>) <text:span text:style-name="T14">= </text:span>0.300 * 0.300 <text:span text:style-name="T14">= </text:span><text:span text:style-name="T5">0.090</text:span></text:p>
      <text:p text:style-name="P45">P(X = 0,Y = <text:span text:style-name="T15">1</text:span>) <text:span text:style-name="T15">= </text:span>P(<text:span text:style-name="T21">X = 0</text:span>) * P(<text:span text:style-name="T21">Y = 1 </text:span>| <text:span text:style-name="T21">X = 0</text:span>) <text:span text:style-name="T15">= 0.300 * 0.700 = </text:span><text:span text:style-name="T6">0.210</text:span></text:p>
      <text:p text:style-name="P46">P(X = <text:span text:style-name="T16">1</text:span>,Y = <text:span text:style-name="T16">0</text:span>) <text:span text:style-name="T15">= </text:span>P(<text:span text:style-name="T21">X = 1</text:span>) * P(<text:span text:style-name="T21">Y = 0 </text:span>| <text:span text:style-name="T21">X = 1</text:span>) <text:span text:style-name="T16">= 0.700 * 0.800 = </text:span><text:span text:style-name="T7">0.560</text:span></text:p>
      <text:p text:style-name="P47">P(X = <text:span text:style-name="T16">1</text:span>,Y = <text:span text:style-name="T17">1</text:span>) <text:span text:style-name="T15">= </text:span>P(<text:span text:style-name="T21">X = 1</text:span>) * P(<text:span text:style-name="T21">Y = 1 </text:span>| <text:span text:style-name="T21">X = 1</text:span>) <text:span text:style-name="T16">= 0.700 * 0.200 = </text:span><text:span text:style-name="T7">0.140</text:span></text:p>
      <text:p text:style-name="P43"/>
      <text:p text:style-name="P19">2.</text:p>
      <text:p text:style-name="P9">If given P(X = 1, Y = 0, Z = 0) = <text:span text:style-name="T28">0.336</text:span>, P(X = 0, Y = 1, Z = 0) = <text:span text:style-name="T28">0.168</text:span>, P(X = 0, Y = 0, Z = 1) = <text:span text:style-name="T28">0.036</text:span>, and P(X = 0, Y = 1, Z = 1) = <text:span text:style-name="T28">0.042</text:span>, create the full joint probability table of the three variables X, Y , and Z. Also explain which probability rules you used.</text:p>
      <text:p text:style-name="P5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6">X</text:p>
          </table:table-cell>
          <table:table-cell table:style-name="Table2.A1" office:value-type="string">
            <text:p text:style-name="P36">Y</text:p>
          </table:table-cell>
          <table:table-cell table:style-name="Table2.A1" office:value-type="string">
            <text:p text:style-name="P36">Z</text:p>
          </table:table-cell>
          <table:table-cell table:style-name="Table2.D1" office:value-type="string">
            <text:p text:style-name="P36">P(X,Y,Z)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0</text:p>
          </table:table-cell>
          <table:table-cell table:style-name="Table2.D2" office:value-type="string">
            <text:p text:style-name="P17">0.336</text:p>
          </table:table-cell>
        </table:table-row>
        <table:table-row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7">0</text:p>
          </table:table-cell>
          <table:table-cell table:style-name="Table2.D2" office:value-type="string">
            <text:p text:style-name="P16">0.168</text:p>
          </table:table-cell>
        </table:table-row>
        <table:table-row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42">1</text:p>
          </table:table-cell>
          <table:table-cell table:style-name="Table2.D2" office:value-type="string">
            <text:p text:style-name="P41">0.036</text:p>
          </table:table-cell>
        </table:table-row>
        <table:table-row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</text:p>
          </table:table-cell>
          <table:table-cell table:style-name="Table2.D2" office:value-type="string">
            <text:p text:style-name="P18">0.042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1</text:p>
          </table:table-cell>
          <table:table-cell table:style-name="Table2.D2" office:value-type="string">
            <text:p text:style-name="P4">0.224</text:p>
          </table:table-cell>
        </table:table-row>
        <table:table-row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D2" office:value-type="string">
            <text:p text:style-name="P4">0.054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1</text:p>
          </table:table-cell>
          <table:table-cell table:style-name="Table2.D2" office:value-type="string">
            <text:p text:style-name="P4">0.028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0</text:p>
          </table:table-cell>
          <table:table-cell table:style-name="Table2.D2" office:value-type="string">
            <text:p text:style-name="P4">0.112</text:p>
          </table:table-cell>
        </table:table-row>
      </table:table>
      <text:p text:style-name="P53"/>
      <text:p text:style-name="P52">Product rule:</text:p>
      <text:p text:style-name="P57"><text:span text:style-name="T40">P(X,Y,Z) = </text:span>P(X) * P(Y | X ) * P(Z <text:span text:style-name="T39">|</text:span>Y) </text:p>
      <text:p text:style-name="P58"><text:span text:style-name="T33">Probability of X, </text:span><text:span text:style-name="T38">Y, Z is the probability of X times the probability of Y given X, times the probability of Z given Y.</text:span></text:p>
      <text:p text:style-name="P58"><text:soft-page-break/><text:span text:style-name="T43">P</text:span><text:span text:style-name="T44">(X = </text:span><text:span text:style-name="T45">1</text:span><text:span text:style-name="T44">) * P (Y = 0 | X = </text:span><text:span text:style-name="T46">1</text:span><text:span text:style-name="T44">) * P (Z = </text:span><text:span text:style-name="T45">1</text:span><text:span text:style-name="T44"> | Y = 0) </text:span><text:span text:style-name="T47">=</text:span><text:span text:style-name="T41"> </text:span><text:span text:style-name="T42">0.224 </text:span></text:p>
      <text:p text:style-name="P54"><text:span text:style-name="T35">P(X = 0) * P (Y = 0 | X = 0) * P (Z = 0 | Y = 0) </text:span><text:span text:style-name="T20">= </text:span><text:span text:style-name="T2">0.054</text:span></text:p>
      <text:p text:style-name="P55"><text:span text:style-name="T35">P(X = </text:span><text:span text:style-name="T36">1</text:span><text:span text:style-name="T35">) * P (Y = </text:span><text:span text:style-name="T36">1</text:span><text:span text:style-name="T35"> | X = </text:span><text:span text:style-name="T36">1</text:span><text:span text:style-name="T35">) * P (Z = </text:span><text:span text:style-name="T36">1</text:span><text:span text:style-name="T35"> | Y = </text:span><text:span text:style-name="T36">1</text:span><text:span text:style-name="T35">) </text:span><text:span text:style-name="T36">= </text:span><text:span text:style-name="T34">0.028</text:span></text:p>
      <text:p text:style-name="P56"><text:span text:style-name="T35">P(X = </text:span><text:span text:style-name="T36">1</text:span><text:span text:style-name="T35">) * P (Y = </text:span><text:span text:style-name="T36">1</text:span><text:span text:style-name="T35"> | X = </text:span><text:span text:style-name="T36">1</text:span><text:span text:style-name="T35">) * P (Z = </text:span><text:span text:style-name="T37">0</text:span><text:span text:style-name="T35"> | Y = </text:span><text:span text:style-name="T36">1</text:span><text:span text:style-name="T35">) </text:span><text:span text:style-name="T36">= </text:span><text:span text:style-name="T34">0.112</text:span></text:p>
      <text:p text:style-name="P8"/>
      <text:p text:style-name="P19">3.</text:p>
      <text:p text:style-name="P9">From the above joint probability table of X, Y , and Z:</text:p>
      <text:p text:style-name="P7">(i) calculate the probability of P(Z = 0) and P(X = 0, Z = 0)</text:p>
      <text:p text:style-name="P7"/>
      <text:p text:style-name="P32">Using the sum rule :</text:p>
      <text:p text:style-name="P21"/>
      <text:p text:style-name="P30">P(Z = 0) = P(X = 0, Y = 0, Z = 0) = 0.054 + P(X = 0, Y = 1, Z = 0) = 0.168 + </text:p>
      <text:p text:style-name="P23"><text:span text:style-name="T22">P(X = 1, Y = 0, Z = 0) = 0.336 + P(X = 1, Y = 1, Z = 0) = 0.112 = </text:span><text:span text:style-name="T3">0.670</text:span></text:p>
      <text:p text:style-name="P24">P(X = 0, Z = 0) <text:span text:style-name="T23">= P(X = 0, Y = 0, Z = 0) = 0.54 + P(X = 0, Y = 1, Z = 0) = 0.168 = </text:span><text:span text:style-name="T4">0.222</text:span></text:p>
      <text:p text:style-name="P11"/>
      <text:p text:style-name="P7">(ii) <text:span text:style-name="T30">J</text:span>udge whether X and Z are independent to each other and explain why.</text:p>
      <text:p text:style-name="P7"/>
      <text:p text:style-name="P12">Lets assume X and Z are independent to each other using the rule<text:span text:style-name="T25">s</text:span> of independence:</text:p>
      <text:p text:style-name="P13">P(<text:span text:style-name="T26">X</text:span>, <text:span text:style-name="T26">Z</text:span>) = P(<text:span text:style-name="T26">X</text:span>) * P(<text:span text:style-name="T26">Z</text:span>)</text:p>
      <text:p text:style-name="P13"/>
      <text:p text:style-name="P25">P(X = 0, Z = 0) <text:span text:style-name="T23">= <text:s/></text:span><text:span text:style-name="T4">0.222</text:span><text:span text:style-name="T23"> (From above question). </text:span></text:p>
      <text:p text:style-name="P28">P(X = 0) = ...<text:span text:style-name="T19">0.168 + 0.036 + 0.042 + 0.054</text:span><text:span text:style-name="T8"> </text:span><text:span text:style-name="T9">= 0.3 </text:span><text:span text:style-name="T27">(Using the sum rule to calculate X = 0).</text:span></text:p>
      <text:p text:style-name="P27">P(Z = 0) = <text:span text:style-name="T3">0.670 </text:span><text:span text:style-name="T23">(From above question). </text:span></text:p>
      <text:p text:style-name="P27"/>
      <text:p text:style-name="P31">The result of P(X,Z) should be equal to P(X) * P(Z), lets test this:</text:p>
      <text:p text:style-name="P29">P(X <text:span text:style-name="T31">= 0</text:span>) = 0.3<text:span text:style-name="T32">00</text:span> * P(Z <text:span text:style-name="T31">= 0</text:span>) = 0.670 = <text:span text:style-name="T10">0.201</text:span></text:p>
      <text:p text:style-name="P26">P(X <text:span text:style-name="T31">= 0</text:span>, Z <text:span text:style-name="T31">= 0</text:span>) <text:span text:style-name="T23">= <text:s/></text:span><text:span text:style-name="T4">0.222</text:span></text:p>
      <text:p text:style-name="P14"><text:span text:style-name="T11">0.222</text:span><text:span text:style-name="T29"> is not equal to </text:span><text:span text:style-name="T11">0.201</text:span><text:span text:style-name="T29">, therefor X and Z are not independent to each other.</text:span></text:p>
      <text:p text:style-name="P5"/>
      <text:p text:style-name="P19">4.</text:p>
      <text:p text:style-name="P10">From the above joint probability table of X, Y , and Z: </text:p>
      <text:p text:style-name="P10">(i) calculate the probability of P(X = 1, Y = 0|Z = 1)</text:p>
      <text:p text:style-name="P10">(ii) calculate the probability of P(X = 0 |Y = 0, Z = 0).</text:p>
      <text:p text:style-name="P10"/>
      <text:p text:style-name="P60">• Bayes Rule</text:p>
      <text:p text:style-name="P61">i)</text:p>
      <text:p text:style-name="P64">P (X <text:span text:style-name="T54">= 1</text:span>, Y <text:span text:style-name="T54">= 0</text:span> | Z <text:span text:style-name="T54">= 1</text:span>) = P(<text:span text:style-name="T52">Z = 1| X = 1,</text:span> Y <text:span text:style-name="T54">= 0</text:span>) <text:s/>/ P(Z <text:span text:style-name="T54">= 1</text:span>)</text:p>
      <text:p text:style-name="P62">P (X = 1, Y = 0 | Z = 1) = <text:span text:style-name="T48">0.224</text:span></text:p>
      <text:p text:style-name="P63">P (Z = 1) <text:span text:style-name="T48">= </text:span>0.33 <text:span text:style-name="T13">Normalisation</text:span><text:span text:style-name="T12"> Rule</text:span></text:p>
      <text:p text:style-name="P65"><text:span text:style-name="T49">= 0.224 / 0.33</text:span></text:p>
      <text:p text:style-name="P61">= <text:span text:style-name="T1">0.678</text:span></text:p>
      <text:p text:style-name="P61"/>
      <text:p text:style-name="P61">ii)</text:p>
      <text:p text:style-name="P66">P (X = 0 | Y = 0, Z = 0) = P(X = 0) / P(Y = 0, Z = 0)</text:p>
      <text:p text:style-name="P66">P(X = 0 <text:span text:style-name="T55">| Y = 0, Z = 0</text:span>) = 0.<text:span text:style-name="T56">054</text:span></text:p>
      <text:p text:style-name="P66">P(Y = 0, Z = 0) <text:s/><text:span text:style-name="T57">= 0.39</text:span></text:p>
      <text:p text:style-name="P67">= 0.054 / 0.39</text:p>
      <text:p text:style-name="P68">= <text:span text:style-name="T1">0.1385</text:span></text:p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51:09.664411399</meta:creation-date>
    <dc:date>2019-05-07T23:42:59.764157238</dc:date>
    <meta:editing-duration>PT4H31M39S</meta:editing-duration>
    <meta:editing-cycles>226</meta:editing-cycles>
    <meta:generator>LibreOffice/6.0.7.3$Linux_X86_64 LibreOffice_project/00m0$Build-3</meta:generator>
    <meta:document-statistic meta:table-count="2" meta:image-count="0" meta:object-count="0" meta:page-count="3" meta:paragraph-count="107" meta:word-count="851" meta:character-count="3055" meta:non-whitespace-character-count="2300"/>
  </office:meta>
</office:document-meta>
</file>